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4:05:2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6813" calcext:value-type="float">
            <text:p>186813</text:p>
          </table:table-cell>
          <table:table-cell office:value-type="float" office:value="167763" calcext:value-type="float">
            <text:p>167763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float" office:value="124197" calcext:value-type="float">
            <text:p>124197</text:p>
          </table:table-cell>
          <table:table-cell office:value-type="float" office:value="97973" calcext:value-type="float">
            <text:p>97973</text:p>
          </table:table-cell>
          <table:table-cell office:value-type="float" office:value="26224" calcext:value-type="float">
            <text:p>26224</text:p>
          </table:table-cell>
          <table:table-cell/>
          <table:table-cell office:value-type="float" office:value="275835" calcext:value-type="float">
            <text:p>275835</text:p>
          </table:table-cell>
          <table:table-cell office:value-type="float" office:value="164668" calcext:value-type="float">
            <text:p>164668</text:p>
          </table:table-cell>
          <table:table-cell office:value-type="float" office:value="111167" calcext:value-type="float">
            <text:p>111167</text:p>
          </table:table-cell>
          <table:table-cell/>
          <table:table-cell table:formula="of:=[.M2]/([.E2]+[.I2]+[.M2])" office:value-type="percentage" office:value="0.710600162361529" calcext:value-type="percentage">
            <text:p>71.0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4407" calcext:value-type="float">
            <text:p>174407</text:p>
          </table:table-cell>
          <table:table-cell office:value-type="float" office:value="157769" calcext:value-type="float">
            <text:p>157769</text:p>
          </table:table-cell>
          <table:table-cell office:value-type="float" office:value="16638" calcext:value-type="float">
            <text:p>16638</text:p>
          </table:table-cell>
          <table:table-cell/>
          <table:table-cell office:value-type="float" office:value="136549" calcext:value-type="float">
            <text:p>136549</text:p>
          </table:table-cell>
          <table:table-cell office:value-type="float" office:value="107033" calcext:value-type="float">
            <text:p>107033</text:p>
          </table:table-cell>
          <table:table-cell office:value-type="float" office:value="29516" calcext:value-type="float">
            <text:p>29516</text:p>
          </table:table-cell>
          <table:table-cell/>
          <table:table-cell office:value-type="float" office:value="268863" calcext:value-type="float">
            <text:p>268863</text:p>
          </table:table-cell>
          <table:table-cell office:value-type="float" office:value="158982" calcext:value-type="float">
            <text:p>158982</text:p>
          </table:table-cell>
          <table:table-cell office:value-type="float" office:value="109881" calcext:value-type="float">
            <text:p>109881</text:p>
          </table:table-cell>
          <table:table-cell/>
          <table:table-cell table:formula="of:=[.M3]/([.E3]+[.I3]+[.M3])" office:value-type="percentage" office:value="0.70420738936777" calcext:value-type="percentage">
            <text:p>70.4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38530" calcext:value-type="float">
            <text:p>138530</text:p>
          </table:table-cell>
          <table:table-cell office:value-type="float" office:value="122074" calcext:value-type="float">
            <text:p>122074</text:p>
          </table:table-cell>
          <table:table-cell office:value-type="float" office:value="16456" calcext:value-type="float">
            <text:p>16456</text:p>
          </table:table-cell>
          <table:table-cell/>
          <table:table-cell office:value-type="float" office:value="121496" calcext:value-type="float">
            <text:p>121496</text:p>
          </table:table-cell>
          <table:table-cell office:value-type="float" office:value="95430" calcext:value-type="float">
            <text:p>95430</text:p>
          </table:table-cell>
          <table:table-cell office:value-type="float" office:value="26066" calcext:value-type="float">
            <text:p>26066</text:p>
          </table:table-cell>
          <table:table-cell/>
          <table:table-cell office:value-type="float" office:value="281478" calcext:value-type="float">
            <text:p>281478</text:p>
          </table:table-cell>
          <table:table-cell office:value-type="float" office:value="168511" calcext:value-type="float">
            <text:p>168511</text:p>
          </table:table-cell>
          <table:table-cell office:value-type="float" office:value="112967" calcext:value-type="float">
            <text:p>112967</text:p>
          </table:table-cell>
          <table:table-cell/>
          <table:table-cell table:formula="of:=[.M4]/([.E4]+[.I4]+[.M4])" office:value-type="percentage" office:value="0.726527278456997" calcext:value-type="percentage">
            <text:p>72.6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73876" calcext:value-type="float">
            <text:p>173876</text:p>
          </table:table-cell>
          <table:table-cell office:value-type="float" office:value="156962" calcext:value-type="float">
            <text:p>156962</text:p>
          </table:table-cell>
          <table:table-cell office:value-type="float" office:value="16914" calcext:value-type="float">
            <text:p>16914</text:p>
          </table:table-cell>
          <table:table-cell/>
          <table:table-cell office:value-type="float" office:value="139674" calcext:value-type="float">
            <text:p>139674</text:p>
          </table:table-cell>
          <table:table-cell office:value-type="float" office:value="108831" calcext:value-type="float">
            <text:p>108831</text:p>
          </table:table-cell>
          <table:table-cell office:value-type="float" office:value="30843" calcext:value-type="float">
            <text:p>30843</text:p>
          </table:table-cell>
          <table:table-cell/>
          <table:table-cell office:value-type="float" office:value="270748" calcext:value-type="float">
            <text:p>270748</text:p>
          </table:table-cell>
          <table:table-cell office:value-type="float" office:value="159850" calcext:value-type="float">
            <text:p>159850</text:p>
          </table:table-cell>
          <table:table-cell office:value-type="float" office:value="110898" calcext:value-type="float">
            <text:p>110898</text:p>
          </table:table-cell>
          <table:table-cell/>
          <table:table-cell table:formula="of:=[.M5]/([.E5]+[.I5]+[.M5])" office:value-type="percentage" office:value="0.698988370993666" calcext:value-type="percentage">
            <text:p>69.9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88364" calcext:value-type="float">
            <text:p>188364</text:p>
          </table:table-cell>
          <table:table-cell office:value-type="float" office:value="168400" calcext:value-type="float">
            <text:p>168400</text:p>
          </table:table-cell>
          <table:table-cell office:value-type="float" office:value="19964" calcext:value-type="float">
            <text:p>19964</text:p>
          </table:table-cell>
          <table:table-cell/>
          <table:table-cell office:value-type="float" office:value="122681" calcext:value-type="float">
            <text:p>122681</text:p>
          </table:table-cell>
          <table:table-cell office:value-type="float" office:value="95146" calcext:value-type="float">
            <text:p>95146</text:p>
          </table:table-cell>
          <table:table-cell office:value-type="float" office:value="27535" calcext:value-type="float">
            <text:p>27535</text:p>
          </table:table-cell>
          <table:table-cell/>
          <table:table-cell office:value-type="float" office:value="270302" calcext:value-type="float">
            <text:p>270302</text:p>
          </table:table-cell>
          <table:table-cell office:value-type="float" office:value="159689" calcext:value-type="float">
            <text:p>159689</text:p>
          </table:table-cell>
          <table:table-cell office:value-type="float" office:value="110613" calcext:value-type="float">
            <text:p>110613</text:p>
          </table:table-cell>
          <table:table-cell/>
          <table:table-cell table:formula="of:=[.M6]/([.E6]+[.I6]+[.M6])" office:value-type="percentage" office:value="0.699586369156041" calcext:value-type="percentage">
            <text:p>69.9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57821" calcext:value-type="float">
            <text:p>157821</text:p>
          </table:table-cell>
          <table:table-cell office:value-type="float" office:value="138416" calcext:value-type="float">
            <text:p>138416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float" office:value="107594" calcext:value-type="float">
            <text:p>107594</text:p>
          </table:table-cell>
          <table:table-cell office:value-type="float" office:value="83640" calcext:value-type="float">
            <text:p>83640</text:p>
          </table:table-cell>
          <table:table-cell office:value-type="float" office:value="23954" calcext:value-type="float">
            <text:p>23954</text:p>
          </table:table-cell>
          <table:table-cell/>
          <table:table-cell office:value-type="float" office:value="282914" calcext:value-type="float">
            <text:p>282914</text:p>
          </table:table-cell>
          <table:table-cell office:value-type="float" office:value="171468" calcext:value-type="float">
            <text:p>171468</text:p>
          </table:table-cell>
          <table:table-cell office:value-type="float" office:value="111446" calcext:value-type="float">
            <text:p>111446</text:p>
          </table:table-cell>
          <table:table-cell/>
          <table:table-cell table:formula="of:=[.M7]/([.E7]+[.I7]+[.M7])" office:value-type="percentage" office:value="0.719912147540454" calcext:value-type="percentage">
            <text:p>71.9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40656" calcext:value-type="float">
            <text:p>140656</text:p>
          </table:table-cell>
          <table:table-cell office:value-type="float" office:value="125022" calcext:value-type="float">
            <text:p>125022</text:p>
          </table:table-cell>
          <table:table-cell office:value-type="float" office:value="15634" calcext:value-type="float">
            <text:p>15634</text:p>
          </table:table-cell>
          <table:table-cell/>
          <table:table-cell office:value-type="float" office:value="90330" calcext:value-type="float">
            <text:p>90330</text:p>
          </table:table-cell>
          <table:table-cell office:value-type="float" office:value="73529" calcext:value-type="float">
            <text:p>73529</text:p>
          </table:table-cell>
          <table:table-cell office:value-type="float" office:value="16801" calcext:value-type="float">
            <text:p>16801</text:p>
          </table:table-cell>
          <table:table-cell/>
          <table:table-cell office:value-type="float" office:value="289257" calcext:value-type="float">
            <text:p>289257</text:p>
          </table:table-cell>
          <table:table-cell office:value-type="float" office:value="175927" calcext:value-type="float">
            <text:p>175927</text:p>
          </table:table-cell>
          <table:table-cell office:value-type="float" office:value="113330" calcext:value-type="float">
            <text:p>113330</text:p>
          </table:table-cell>
          <table:table-cell/>
          <table:table-cell table:formula="of:=[.M8]/([.E8]+[.I8]+[.M8])" office:value-type="percentage" office:value="0.777484306932391" calcext:value-type="percentage">
            <text:p>77.7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48038" calcext:value-type="float">
            <text:p>148038</text:p>
          </table:table-cell>
          <table:table-cell office:value-type="float" office:value="131880" calcext:value-type="float">
            <text:p>131880</text:p>
          </table:table-cell>
          <table:table-cell office:value-type="float" office:value="16158" calcext:value-type="float">
            <text:p>16158</text:p>
          </table:table-cell>
          <table:table-cell/>
          <table:table-cell office:value-type="float" office:value="106547" calcext:value-type="float">
            <text:p>106547</text:p>
          </table:table-cell>
          <table:table-cell office:value-type="float" office:value="86136" calcext:value-type="float">
            <text:p>86136</text:p>
          </table:table-cell>
          <table:table-cell office:value-type="float" office:value="20411" calcext:value-type="float">
            <text:p>20411</text:p>
          </table:table-cell>
          <table:table-cell/>
          <table:table-cell office:value-type="float" office:value="285813" calcext:value-type="float">
            <text:p>285813</text:p>
          </table:table-cell>
          <table:table-cell office:value-type="float" office:value="172094" calcext:value-type="float">
            <text:p>172094</text:p>
          </table:table-cell>
          <table:table-cell office:value-type="float" office:value="113719" calcext:value-type="float">
            <text:p>113719</text:p>
          </table:table-cell>
          <table:table-cell/>
          <table:table-cell table:formula="of:=[.M9]/([.E9]+[.I9]+[.M9])" office:value-type="percentage" office:value="0.756673852869158" calcext:value-type="percentage">
            <text:p>75.6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71932" calcext:value-type="float">
            <text:p>171932</text:p>
          </table:table-cell>
          <table:table-cell office:value-type="float" office:value="151863" calcext:value-type="float">
            <text:p>151863</text:p>
          </table:table-cell>
          <table:table-cell office:value-type="float" office:value="20069" calcext:value-type="float">
            <text:p>20069</text:p>
          </table:table-cell>
          <table:table-cell/>
          <table:table-cell office:value-type="float" office:value="114378" calcext:value-type="float">
            <text:p>114378</text:p>
          </table:table-cell>
          <table:table-cell office:value-type="float" office:value="90432" calcext:value-type="float">
            <text:p>90432</text:p>
          </table:table-cell>
          <table:table-cell office:value-type="float" office:value="23946" calcext:value-type="float">
            <text:p>23946</text:p>
          </table:table-cell>
          <table:table-cell/>
          <table:table-cell office:value-type="float" office:value="277233" calcext:value-type="float">
            <text:p>277233</text:p>
          </table:table-cell>
          <table:table-cell office:value-type="float" office:value="167175" calcext:value-type="float">
            <text:p>167175</text:p>
          </table:table-cell>
          <table:table-cell office:value-type="float" office:value="110058" calcext:value-type="float">
            <text:p>110058</text:p>
          </table:table-cell>
          <table:table-cell/>
          <table:table-cell table:formula="of:=[.M10]/([.E10]+[.I10]+[.M10])" office:value-type="percentage" office:value="0.714323729660615" calcext:value-type="percentage">
            <text:p>71.4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6237" calcext:value-type="float">
            <text:p>186237</text:p>
          </table:table-cell>
          <table:table-cell office:value-type="float" office:value="167412" calcext:value-type="float">
            <text:p>167412</text:p>
          </table:table-cell>
          <table:table-cell office:value-type="float" office:value="18825" calcext:value-type="float">
            <text:p>18825</text:p>
          </table:table-cell>
          <table:table-cell/>
          <table:table-cell office:value-type="float" office:value="130929" calcext:value-type="float">
            <text:p>130929</text:p>
          </table:table-cell>
          <table:table-cell office:value-type="float" office:value="103480" calcext:value-type="float">
            <text:p>103480</text:p>
          </table:table-cell>
          <table:table-cell office:value-type="float" office:value="27449" calcext:value-type="float">
            <text:p>27449</text:p>
          </table:table-cell>
          <table:table-cell/>
          <table:table-cell office:value-type="float" office:value="274828" calcext:value-type="float">
            <text:p>274828</text:p>
          </table:table-cell>
          <table:table-cell office:value-type="float" office:value="163563" calcext:value-type="float">
            <text:p>163563</text:p>
          </table:table-cell>
          <table:table-cell office:value-type="float" office:value="111265" calcext:value-type="float">
            <text:p>111265</text:p>
          </table:table-cell>
          <table:table-cell/>
          <table:table-cell table:formula="of:=[.M11]/([.E11]+[.I11]+[.M11])" office:value-type="percentage" office:value="0.706269558648969" calcext:value-type="percentage">
            <text:p>70.63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09508" calcext:value-type="float">
            <text:p>109508</text:p>
          </table:table-cell>
          <table:table-cell office:value-type="float" office:value="99264" calcext:value-type="float">
            <text:p>99264</text:p>
          </table:table-cell>
          <table:table-cell office:value-type="float" office:value="10244" calcext:value-type="float">
            <text:p>10244</text:p>
          </table:table-cell>
          <table:table-cell/>
          <table:table-cell office:value-type="float" office:value="124449" calcext:value-type="float">
            <text:p>124449</text:p>
          </table:table-cell>
          <table:table-cell office:value-type="float" office:value="101246" calcext:value-type="float">
            <text:p>101246</text:p>
          </table:table-cell>
          <table:table-cell office:value-type="float" office:value="23203" calcext:value-type="float">
            <text:p>23203</text:p>
          </table:table-cell>
          <table:table-cell/>
          <table:table-cell office:value-type="float" office:value="282492" calcext:value-type="float">
            <text:p>282492</text:p>
          </table:table-cell>
          <table:table-cell office:value-type="float" office:value="169945" calcext:value-type="float">
            <text:p>169945</text:p>
          </table:table-cell>
          <table:table-cell office:value-type="float" office:value="112547" calcext:value-type="float">
            <text:p>112547</text:p>
          </table:table-cell>
          <table:table-cell/>
          <table:table-cell table:formula="of:=[.M12]/([.E12]+[.I12]+[.M12])" office:value-type="percentage" office:value="0.770901543899064" calcext:value-type="percentage">
            <text:p>77.0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91490" calcext:value-type="float">
            <text:p>191490</text:p>
          </table:table-cell>
          <table:table-cell office:value-type="float" office:value="171547" calcext:value-type="float">
            <text:p>171547</text:p>
          </table:table-cell>
          <table:table-cell office:value-type="float" office:value="19943" calcext:value-type="float">
            <text:p>19943</text:p>
          </table:table-cell>
          <table:table-cell/>
          <table:table-cell office:value-type="float" office:value="117919" calcext:value-type="float">
            <text:p>117919</text:p>
          </table:table-cell>
          <table:table-cell office:value-type="float" office:value="93879" calcext:value-type="float">
            <text:p>93879</text:p>
          </table:table-cell>
          <table:table-cell office:value-type="float" office:value="24040" calcext:value-type="float">
            <text:p>24040</text:p>
          </table:table-cell>
          <table:table-cell/>
          <table:table-cell office:value-type="float" office:value="273967" calcext:value-type="float">
            <text:p>273967</text:p>
          </table:table-cell>
          <table:table-cell office:value-type="float" office:value="163215" calcext:value-type="float">
            <text:p>163215</text:p>
          </table:table-cell>
          <table:table-cell office:value-type="float" office:value="110752" calcext:value-type="float">
            <text:p>110752</text:p>
          </table:table-cell>
          <table:table-cell/>
          <table:table-cell table:formula="of:=[.M13]/([.E13]+[.I13]+[.M13])" office:value-type="percentage" office:value="0.71575273855301" calcext:value-type="percentage">
            <text:p>71.5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97936" calcext:value-type="float">
            <text:p>197936</text:p>
          </table:table-cell>
          <table:table-cell office:value-type="float" office:value="177576" calcext:value-type="float">
            <text:p>177576</text:p>
          </table:table-cell>
          <table:table-cell office:value-type="float" office:value="20360" calcext:value-type="float">
            <text:p>20360</text:p>
          </table:table-cell>
          <table:table-cell/>
          <table:table-cell office:value-type="float" office:value="118084" calcext:value-type="float">
            <text:p>118084</text:p>
          </table:table-cell>
          <table:table-cell office:value-type="float" office:value="94262" calcext:value-type="float">
            <text:p>94262</text:p>
          </table:table-cell>
          <table:table-cell office:value-type="float" office:value="23822" calcext:value-type="float">
            <text:p>23822</text:p>
          </table:table-cell>
          <table:table-cell/>
          <table:table-cell office:value-type="float" office:value="274366" calcext:value-type="float">
            <text:p>274366</text:p>
          </table:table-cell>
          <table:table-cell office:value-type="float" office:value="163750" calcext:value-type="float">
            <text:p>163750</text:p>
          </table:table-cell>
          <table:table-cell office:value-type="float" office:value="110616" calcext:value-type="float">
            <text:p>110616</text:p>
          </table:table-cell>
          <table:table-cell/>
          <table:table-cell table:formula="of:=[.M14]/([.E14]+[.I14]+[.M14])" office:value-type="percentage" office:value="0.714582875747749" calcext:value-type="percentage">
            <text:p>71.4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13795" calcext:value-type="float">
            <text:p>113795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55" calcext:value-type="float">
            <text:p>11355</text:p>
          </table:table-cell>
          <table:table-cell/>
          <table:table-cell office:value-type="float" office:value="126401" calcext:value-type="float">
            <text:p>126401</text:p>
          </table:table-cell>
          <table:table-cell office:value-type="float" office:value="102703" calcext:value-type="float">
            <text:p>102703</text:p>
          </table:table-cell>
          <table:table-cell office:value-type="float" office:value="23698" calcext:value-type="float">
            <text:p>23698</text:p>
          </table:table-cell>
          <table:table-cell/>
          <table:table-cell office:value-type="float" office:value="288078" calcext:value-type="float">
            <text:p>288078</text:p>
          </table:table-cell>
          <table:table-cell office:value-type="float" office:value="174261" calcext:value-type="float">
            <text:p>174261</text:p>
          </table:table-cell>
          <table:table-cell office:value-type="float" office:value="113817" calcext:value-type="float">
            <text:p>113817</text:p>
          </table:table-cell>
          <table:table-cell/>
          <table:table-cell table:formula="of:=[.M15]/([.E15]+[.I15]+[.M15])" office:value-type="percentage" office:value="0.764539531134547" calcext:value-type="percentage">
            <text:p>76.4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63811" calcext:value-type="float">
            <text:p>163811</text:p>
          </table:table-cell>
          <table:table-cell office:value-type="float" office:value="149160" calcext:value-type="float">
            <text:p>149160</text:p>
          </table:table-cell>
          <table:table-cell office:value-type="float" office:value="14651" calcext:value-type="float">
            <text:p>14651</text:p>
          </table:table-cell>
          <table:table-cell/>
          <table:table-cell office:value-type="float" office:value="143646" calcext:value-type="float">
            <text:p>143646</text:p>
          </table:table-cell>
          <table:table-cell office:value-type="float" office:value="112760" calcext:value-type="float">
            <text:p>112760</text:p>
          </table:table-cell>
          <table:table-cell office:value-type="float" office:value="30886" calcext:value-type="float">
            <text:p>30886</text:p>
          </table:table-cell>
          <table:table-cell/>
          <table:table-cell office:value-type="float" office:value="271025" calcext:value-type="float">
            <text:p>271025</text:p>
          </table:table-cell>
          <table:table-cell office:value-type="float" office:value="160109" calcext:value-type="float">
            <text:p>160109</text:p>
          </table:table-cell>
          <table:table-cell office:value-type="float" office:value="110916" calcext:value-type="float">
            <text:p>110916</text:p>
          </table:table-cell>
          <table:table-cell/>
          <table:table-cell table:formula="of:=[.M16]/([.E16]+[.I16]+[.M16])" office:value-type="percentage" office:value="0.708941343406646" calcext:value-type="percentage">
            <text:p>70.8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66859" calcext:value-type="float">
            <text:p>166859</text:p>
          </table:table-cell>
          <table:table-cell office:value-type="float" office:value="150378" calcext:value-type="float">
            <text:p>150378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144343" calcext:value-type="float">
            <text:p>144343</text:p>
          </table:table-cell>
          <table:table-cell office:value-type="float" office:value="114100" calcext:value-type="float">
            <text:p>114100</text:p>
          </table:table-cell>
          <table:table-cell office:value-type="float" office:value="30243" calcext:value-type="float">
            <text:p>30243</text:p>
          </table:table-cell>
          <table:table-cell/>
          <table:table-cell office:value-type="float" office:value="267111" calcext:value-type="float">
            <text:p>267111</text:p>
          </table:table-cell>
          <table:table-cell office:value-type="float" office:value="157673" calcext:value-type="float">
            <text:p>157673</text:p>
          </table:table-cell>
          <table:table-cell office:value-type="float" office:value="109438" calcext:value-type="float">
            <text:p>109438</text:p>
          </table:table-cell>
          <table:table-cell/>
          <table:table-cell table:formula="of:=[.M17]/([.E17]+[.I17]+[.M17])" office:value-type="percentage" office:value="0.700797889371294" calcext:value-type="percentage">
            <text:p>70.0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85359" calcext:value-type="float">
            <text:p>185359</text:p>
          </table:table-cell>
          <table:table-cell office:value-type="float" office:value="166507" calcext:value-type="float">
            <text:p>166507</text:p>
          </table:table-cell>
          <table:table-cell office:value-type="float" office:value="18852" calcext:value-type="float">
            <text:p>18852</text:p>
          </table:table-cell>
          <table:table-cell/>
          <table:table-cell office:value-type="float" office:value="132693" calcext:value-type="float">
            <text:p>132693</text:p>
          </table:table-cell>
          <table:table-cell office:value-type="float" office:value="103777" calcext:value-type="float">
            <text:p>103777</text:p>
          </table:table-cell>
          <table:table-cell office:value-type="float" office:value="28916" calcext:value-type="float">
            <text:p>28916</text:p>
          </table:table-cell>
          <table:table-cell/>
          <table:table-cell office:value-type="float" office:value="267971" calcext:value-type="float">
            <text:p>267971</text:p>
          </table:table-cell>
          <table:table-cell office:value-type="float" office:value="158100" calcext:value-type="float">
            <text:p>158100</text:p>
          </table:table-cell>
          <table:table-cell office:value-type="float" office:value="109871" calcext:value-type="float">
            <text:p>109871</text:p>
          </table:table-cell>
          <table:table-cell/>
          <table:table-cell table:formula="of:=[.M18]/([.E18]+[.I18]+[.M18])" office:value-type="percentage" office:value="0.696978539574598" calcext:value-type="percentage">
            <text:p>69.7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47650" calcext:value-type="float">
            <text:p>147650</text:p>
          </table:table-cell>
          <table:table-cell office:value-type="float" office:value="132694" calcext:value-type="float">
            <text:p>132694</text:p>
          </table:table-cell>
          <table:table-cell office:value-type="float" office:value="14956" calcext:value-type="float">
            <text:p>14956</text:p>
          </table:table-cell>
          <table:table-cell/>
          <table:table-cell office:value-type="float" office:value="149948" calcext:value-type="float">
            <text:p>149948</text:p>
          </table:table-cell>
          <table:table-cell office:value-type="float" office:value="119639" calcext:value-type="float">
            <text:p>119639</text:p>
          </table:table-cell>
          <table:table-cell office:value-type="float" office:value="30309" calcext:value-type="float">
            <text:p>30309</text:p>
          </table:table-cell>
          <table:table-cell/>
          <table:table-cell office:value-type="float" office:value="270053" calcext:value-type="float">
            <text:p>270053</text:p>
          </table:table-cell>
          <table:table-cell office:value-type="float" office:value="160119" calcext:value-type="float">
            <text:p>160119</text:p>
          </table:table-cell>
          <table:table-cell office:value-type="float" office:value="109934" calcext:value-type="float">
            <text:p>109934</text:p>
          </table:table-cell>
          <table:table-cell/>
          <table:table-cell table:formula="of:=[.M19]/([.E19]+[.I19]+[.M19])" office:value-type="percentage" office:value="0.708342192926501" calcext:value-type="percentage">
            <text:p>70.83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3520" calcext:value-type="float">
            <text:p>163520</text:p>
          </table:table-cell>
          <table:table-cell office:value-type="float" office:value="148399" calcext:value-type="float">
            <text:p>148399</text:p>
          </table:table-cell>
          <table:table-cell office:value-type="float" office:value="15121" calcext:value-type="float">
            <text:p>15121</text:p>
          </table:table-cell>
          <table:table-cell/>
          <table:table-cell office:value-type="float" office:value="146552" calcext:value-type="float">
            <text:p>146552</text:p>
          </table:table-cell>
          <table:table-cell office:value-type="float" office:value="115287" calcext:value-type="float">
            <text:p>115287</text:p>
          </table:table-cell>
          <table:table-cell office:value-type="float" office:value="31265" calcext:value-type="float">
            <text:p>31265</text:p>
          </table:table-cell>
          <table:table-cell/>
          <table:table-cell office:value-type="float" office:value="267998" calcext:value-type="float">
            <text:p>267998</text:p>
          </table:table-cell>
          <table:table-cell office:value-type="float" office:value="157440" calcext:value-type="float">
            <text:p>157440</text:p>
          </table:table-cell>
          <table:table-cell office:value-type="float" office:value="110558" calcext:value-type="float">
            <text:p>110558</text:p>
          </table:table-cell>
          <table:table-cell/>
          <table:table-cell table:formula="of:=[.M20]/([.E20]+[.I20]+[.M20])" office:value-type="percentage" office:value="0.704442348863289" calcext:value-type="percentage">
            <text:p>70.4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60782" calcext:value-type="float">
            <text:p>16078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5436" calcext:value-type="float">
            <text:p>15436</text:p>
          </table:table-cell>
          <table:table-cell/>
          <table:table-cell office:value-type="float" office:value="140070" calcext:value-type="float">
            <text:p>140070</text:p>
          </table:table-cell>
          <table:table-cell office:value-type="float" office:value="109339" calcext:value-type="float">
            <text:p>109339</text:p>
          </table:table-cell>
          <table:table-cell office:value-type="float" office:value="30731" calcext:value-type="float">
            <text:p>30731</text:p>
          </table:table-cell>
          <table:table-cell/>
          <table:table-cell office:value-type="float" office:value="266814" calcext:value-type="float">
            <text:p>266814</text:p>
          </table:table-cell>
          <table:table-cell office:value-type="float" office:value="157029" calcext:value-type="float">
            <text:p>157029</text:p>
          </table:table-cell>
          <table:table-cell office:value-type="float" office:value="109785" calcext:value-type="float">
            <text:p>109785</text:p>
          </table:table-cell>
          <table:table-cell/>
          <table:table-cell table:formula="of:=[.M21]/([.E21]+[.I21]+[.M21])" office:value-type="percentage" office:value="0.703966605109264" calcext:value-type="percentage">
            <text:p>70.4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73854" calcext:value-type="float">
            <text:p>173854</text:p>
          </table:table-cell>
          <table:table-cell office:value-type="float" office:value="155157" calcext:value-type="float">
            <text:p>155157</text:p>
          </table:table-cell>
          <table:table-cell office:value-type="float" office:value="18697" calcext:value-type="float">
            <text:p>18697</text:p>
          </table:table-cell>
          <table:table-cell/>
          <table:table-cell office:value-type="float" office:value="124011" calcext:value-type="float">
            <text:p>124011</text:p>
          </table:table-cell>
          <table:table-cell office:value-type="float" office:value="96665" calcext:value-type="float">
            <text:p>96665</text:p>
          </table:table-cell>
          <table:table-cell office:value-type="float" office:value="27346" calcext:value-type="float">
            <text:p>27346</text:p>
          </table:table-cell>
          <table:table-cell/>
          <table:table-cell office:value-type="float" office:value="267290" calcext:value-type="float">
            <text:p>267290</text:p>
          </table:table-cell>
          <table:table-cell office:value-type="float" office:value="158316" calcext:value-type="float">
            <text:p>158316</text:p>
          </table:table-cell>
          <table:table-cell office:value-type="float" office:value="108974" calcext:value-type="float">
            <text:p>108974</text:p>
          </table:table-cell>
          <table:table-cell/>
          <table:table-cell table:formula="of:=[.M22]/([.E22]+[.I22]+[.M22])" office:value-type="percentage" office:value="0.70298096337821" calcext:value-type="percentage">
            <text:p>70.3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02185" calcext:value-type="float">
            <text:p>102185</text:p>
          </table:table-cell>
          <table:table-cell office:value-type="float" office:value="91300" calcext:value-type="float">
            <text:p>91300</text:p>
          </table:table-cell>
          <table:table-cell office:value-type="float" office:value="10885" calcext:value-type="float">
            <text:p>10885</text:p>
          </table:table-cell>
          <table:table-cell/>
          <table:table-cell office:value-type="float" office:value="88172" calcext:value-type="float">
            <text:p>88172</text:p>
          </table:table-cell>
          <table:table-cell office:value-type="float" office:value="74233" calcext:value-type="float">
            <text:p>74233</text:p>
          </table:table-cell>
          <table:table-cell office:value-type="float" office:value="13939" calcext:value-type="float">
            <text:p>13939</text:p>
          </table:table-cell>
          <table:table-cell/>
          <table:table-cell office:value-type="float" office:value="297537" calcext:value-type="float">
            <text:p>297537</text:p>
          </table:table-cell>
          <table:table-cell office:value-type="float" office:value="179239" calcext:value-type="float">
            <text:p>179239</text:p>
          </table:table-cell>
          <table:table-cell office:value-type="float" office:value="118298" calcext:value-type="float">
            <text:p>118298</text:p>
          </table:table-cell>
          <table:table-cell/>
          <table:table-cell table:formula="of:=[.M23]/([.E23]+[.I23]+[.M23])" office:value-type="percentage" office:value="0.82655356968181" calcext:value-type="percentage">
            <text:p>82.66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1295" calcext:value-type="float">
            <text:p>51295</text:p>
          </table:table-cell>
          <table:table-cell office:value-type="float" office:value="32708" calcext:value-type="float">
            <text:p>32708</text:p>
          </table:table-cell>
          <table:table-cell office:value-type="float" office:value="18587" calcext:value-type="float">
            <text:p>18587</text:p>
          </table:table-cell>
          <table:table-cell/>
          <table:table-cell office:value-type="float" office:value="54172" calcext:value-type="float">
            <text:p>54172</text:p>
          </table:table-cell>
          <table:table-cell office:value-type="float" office:value="27836" calcext:value-type="float">
            <text:p>27836</text:p>
          </table:table-cell>
          <table:table-cell office:value-type="float" office:value="26336" calcext:value-type="float">
            <text:p>26336</text:p>
          </table:table-cell>
          <table:table-cell/>
          <table:table-cell office:value-type="float" office:value="161489" calcext:value-type="float">
            <text:p>161489</text:p>
          </table:table-cell>
          <table:table-cell office:value-type="float" office:value="56210" calcext:value-type="float">
            <text:p>56210</text:p>
          </table:table-cell>
          <table:table-cell office:value-type="float" office:value="105279" calcext:value-type="float">
            <text:p>105279</text:p>
          </table:table-cell>
          <table:table-cell/>
          <table:table-cell table:formula="of:=[.M24]/([.E24]+[.I24]+[.M24])" office:value-type="percentage" office:value="0.700916099652468" calcext:value-type="percentage">
            <text:p>70.0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45558" calcext:value-type="float">
            <text:p>145558</text:p>
          </table:table-cell>
          <table:table-cell office:value-type="float" office:value="130495" calcext:value-type="float">
            <text:p>130495</text:p>
          </table:table-cell>
          <table:table-cell office:value-type="float" office:value="15063" calcext:value-type="float">
            <text:p>15063</text:p>
          </table:table-cell>
          <table:table-cell/>
          <table:table-cell office:value-type="float" office:value="143836" calcext:value-type="float">
            <text:p>143836</text:p>
          </table:table-cell>
          <table:table-cell office:value-type="float" office:value="112042" calcext:value-type="float">
            <text:p>112042</text:p>
          </table:table-cell>
          <table:table-cell office:value-type="float" office:value="31794" calcext:value-type="float">
            <text:p>31794</text:p>
          </table:table-cell>
          <table:table-cell/>
          <table:table-cell office:value-type="float" office:value="269207" calcext:value-type="float">
            <text:p>269207</text:p>
          </table:table-cell>
          <table:table-cell office:value-type="float" office:value="159963" calcext:value-type="float">
            <text:p>159963</text:p>
          </table:table-cell>
          <table:table-cell office:value-type="float" office:value="109244" calcext:value-type="float">
            <text:p>109244</text:p>
          </table:table-cell>
          <table:table-cell/>
          <table:table-cell table:formula="of:=[.M25]/([.E25]+[.I25]+[.M25])" office:value-type="percentage" office:value="0.699828956893293" calcext:value-type="percentage">
            <text:p>69.98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82164" calcext:value-type="float">
            <text:p>182164</text:p>
          </table:table-cell>
          <table:table-cell office:value-type="float" office:value="161610" calcext:value-type="float">
            <text:p>161610</text:p>
          </table:table-cell>
          <table:table-cell office:value-type="float" office:value="20554" calcext:value-type="float">
            <text:p>20554</text:p>
          </table:table-cell>
          <table:table-cell/>
          <table:table-cell office:value-type="float" office:value="117330" calcext:value-type="float">
            <text:p>117330</text:p>
          </table:table-cell>
          <table:table-cell office:value-type="float" office:value="91500" calcext:value-type="float">
            <text:p>91500</text:p>
          </table:table-cell>
          <table:table-cell office:value-type="float" office:value="25830" calcext:value-type="float">
            <text:p>25830</text:p>
          </table:table-cell>
          <table:table-cell/>
          <table:table-cell office:value-type="float" office:value="269431" calcext:value-type="float">
            <text:p>269431</text:p>
          </table:table-cell>
          <table:table-cell office:value-type="float" office:value="159151" calcext:value-type="float">
            <text:p>159151</text:p>
          </table:table-cell>
          <table:table-cell office:value-type="float" office:value="110280" calcext:value-type="float">
            <text:p>110280</text:p>
          </table:table-cell>
          <table:table-cell/>
          <table:table-cell table:formula="of:=[.M26]/([.E26]+[.I26]+[.M26])" office:value-type="percentage" office:value="0.70392687535107" calcext:value-type="percentage">
            <text:p>70.3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65070" calcext:value-type="float">
            <text:p>165070</text:p>
          </table:table-cell>
          <table:table-cell office:value-type="float" office:value="147703" calcext:value-type="float">
            <text:p>147703</text:p>
          </table:table-cell>
          <table:table-cell office:value-type="float" office:value="17367" calcext:value-type="float">
            <text:p>17367</text:p>
          </table:table-cell>
          <table:table-cell/>
          <table:table-cell office:value-type="float" office:value="131589" calcext:value-type="float">
            <text:p>131589</text:p>
          </table:table-cell>
          <table:table-cell office:value-type="float" office:value="104306" calcext:value-type="float">
            <text:p>104306</text:p>
          </table:table-cell>
          <table:table-cell office:value-type="float" office:value="27283" calcext:value-type="float">
            <text:p>27283</text:p>
          </table:table-cell>
          <table:table-cell/>
          <table:table-cell office:value-type="float" office:value="277798" calcext:value-type="float">
            <text:p>277798</text:p>
          </table:table-cell>
          <table:table-cell office:value-type="float" office:value="165468" calcext:value-type="float">
            <text:p>165468</text:p>
          </table:table-cell>
          <table:table-cell office:value-type="float" office:value="112330" calcext:value-type="float">
            <text:p>112330</text:p>
          </table:table-cell>
          <table:table-cell/>
          <table:table-cell table:formula="of:=[.M27]/([.E27]+[.I27]+[.M27])" office:value-type="percentage" office:value="0.715568862275449" calcext:value-type="percentage">
            <text:p>71.5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24325" calcext:value-type="float">
            <text:p>124325</text:p>
          </table:table-cell>
          <table:table-cell office:value-type="float" office:value="110447" calcext:value-type="float">
            <text:p>110447</text:p>
          </table:table-cell>
          <table:table-cell office:value-type="float" office:value="13878" calcext:value-type="float">
            <text:p>13878</text:p>
          </table:table-cell>
          <table:table-cell/>
          <table:table-cell office:value-type="float" office:value="111384" calcext:value-type="float">
            <text:p>111384</text:p>
          </table:table-cell>
          <table:table-cell office:value-type="float" office:value="89425" calcext:value-type="float">
            <text:p>89425</text:p>
          </table:table-cell>
          <table:table-cell office:value-type="float" office:value="21959" calcext:value-type="float">
            <text:p>21959</text:p>
          </table:table-cell>
          <table:table-cell/>
          <table:table-cell office:value-type="float" office:value="290522" calcext:value-type="float">
            <text:p>290522</text:p>
          </table:table-cell>
          <table:table-cell office:value-type="float" office:value="175324" calcext:value-type="float">
            <text:p>175324</text:p>
          </table:table-cell>
          <table:table-cell office:value-type="float" office:value="115198" calcext:value-type="float">
            <text:p>115198</text:p>
          </table:table-cell>
          <table:table-cell/>
          <table:table-cell table:formula="of:=[.M28]/([.E28]+[.I28]+[.M28])" office:value-type="percentage" office:value="0.76272387195021" calcext:value-type="percentage">
            <text:p>76.2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2173" calcext:value-type="float">
            <text:p>182173</text:p>
          </table:table-cell>
          <table:table-cell office:value-type="float" office:value="165498" calcext:value-type="float">
            <text:p>165498</text:p>
          </table:table-cell>
          <table:table-cell office:value-type="float" office:value="16675" calcext:value-type="float">
            <text:p>16675</text:p>
          </table:table-cell>
          <table:table-cell/>
          <table:table-cell office:value-type="float" office:value="143850" calcext:value-type="float">
            <text:p>143850</text:p>
          </table:table-cell>
          <table:table-cell office:value-type="float" office:value="112516" calcext:value-type="float">
            <text:p>112516</text:p>
          </table:table-cell>
          <table:table-cell office:value-type="float" office:value="31334" calcext:value-type="float">
            <text:p>31334</text:p>
          </table:table-cell>
          <table:table-cell/>
          <table:table-cell office:value-type="float" office:value="272455" calcext:value-type="float">
            <text:p>272455</text:p>
          </table:table-cell>
          <table:table-cell office:value-type="float" office:value="161046" calcext:value-type="float">
            <text:p>161046</text:p>
          </table:table-cell>
          <table:table-cell office:value-type="float" office:value="111409" calcext:value-type="float">
            <text:p>111409</text:p>
          </table:table-cell>
          <table:table-cell/>
          <table:table-cell table:formula="of:=[.M29]/([.E29]+[.I29]+[.M29])" office:value-type="percentage" office:value="0.698848310730281" calcext:value-type="percentage">
            <text:p>69.8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2678" calcext:value-type="float">
            <text:p>172678</text:p>
          </table:table-cell>
          <table:table-cell office:value-type="float" office:value="156671" calcext:value-type="float">
            <text:p>156671</text:p>
          </table:table-cell>
          <table:table-cell office:value-type="float" office:value="16007" calcext:value-type="float">
            <text:p>16007</text:p>
          </table:table-cell>
          <table:table-cell/>
          <table:table-cell office:value-type="float" office:value="142679" calcext:value-type="float">
            <text:p>142679</text:p>
          </table:table-cell>
          <table:table-cell office:value-type="float" office:value="113861" calcext:value-type="float">
            <text:p>113861</text:p>
          </table:table-cell>
          <table:table-cell office:value-type="float" office:value="28818" calcext:value-type="float">
            <text:p>28818</text:p>
          </table:table-cell>
          <table:table-cell/>
          <table:table-cell office:value-type="float" office:value="272843" calcext:value-type="float">
            <text:p>272843</text:p>
          </table:table-cell>
          <table:table-cell office:value-type="float" office:value="161759" calcext:value-type="float">
            <text:p>161759</text:p>
          </table:table-cell>
          <table:table-cell office:value-type="float" office:value="111084" calcext:value-type="float">
            <text:p>111084</text:p>
          </table:table-cell>
          <table:table-cell/>
          <table:table-cell table:formula="of:=[.M30]/([.E30]+[.I30]+[.M30])" office:value-type="percentage" office:value="0.712492543727431" calcext:value-type="percentage">
            <text:p>71.25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71173" calcext:value-type="float">
            <text:p>171173</text:p>
          </table:table-cell>
          <table:table-cell office:value-type="float" office:value="153219" calcext:value-type="float">
            <text:p>153219</text:p>
          </table:table-cell>
          <table:table-cell office:value-type="float" office:value="17954" calcext:value-type="float">
            <text:p>17954</text:p>
          </table:table-cell>
          <table:table-cell/>
          <table:table-cell office:value-type="float" office:value="128763" calcext:value-type="float">
            <text:p>128763</text:p>
          </table:table-cell>
          <table:table-cell office:value-type="float" office:value="100479" calcext:value-type="float">
            <text:p>100479</text:p>
          </table:table-cell>
          <table:table-cell office:value-type="float" office:value="28284" calcext:value-type="float">
            <text:p>28284</text:p>
          </table:table-cell>
          <table:table-cell/>
          <table:table-cell office:value-type="float" office:value="268117" calcext:value-type="float">
            <text:p>268117</text:p>
          </table:table-cell>
          <table:table-cell office:value-type="float" office:value="158602" calcext:value-type="float">
            <text:p>158602</text:p>
          </table:table-cell>
          <table:table-cell office:value-type="float" office:value="109515" calcext:value-type="float">
            <text:p>109515</text:p>
          </table:table-cell>
          <table:table-cell/>
          <table:table-cell table:formula="of:=[.M31]/([.E31]+[.I31]+[.M31])" office:value-type="percentage" office:value="0.703132523932123" calcext:value-type="percentage">
            <text:p>70.3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78496" calcext:value-type="float">
            <text:p>178496</text:p>
          </table:table-cell>
          <table:table-cell office:value-type="float" office:value="159508" calcext:value-type="float">
            <text:p>159508</text:p>
          </table:table-cell>
          <table:table-cell office:value-type="float" office:value="18988" calcext:value-type="float">
            <text:p>18988</text:p>
          </table:table-cell>
          <table:table-cell/>
          <table:table-cell office:value-type="float" office:value="118100" calcext:value-type="float">
            <text:p>118100</text:p>
          </table:table-cell>
          <table:table-cell office:value-type="float" office:value="92210" calcext:value-type="float">
            <text:p>92210</text:p>
          </table:table-cell>
          <table:table-cell office:value-type="float" office:value="25890" calcext:value-type="float">
            <text:p>25890</text:p>
          </table:table-cell>
          <table:table-cell/>
          <table:table-cell office:value-type="float" office:value="269825" calcext:value-type="float">
            <text:p>269825</text:p>
          </table:table-cell>
          <table:table-cell office:value-type="float" office:value="159753" calcext:value-type="float">
            <text:p>159753</text:p>
          </table:table-cell>
          <table:table-cell office:value-type="float" office:value="110072" calcext:value-type="float">
            <text:p>110072</text:p>
          </table:table-cell>
          <table:table-cell/>
          <table:table-cell table:formula="of:=[.M32]/([.E32]+[.I32]+[.M32])" office:value-type="percentage" office:value="0.710371087447564" calcext:value-type="percentage">
            <text:p>71.0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07829" calcext:value-type="float">
            <text:p>107829</text:p>
          </table:table-cell>
          <table:table-cell office:value-type="float" office:value="97100" calcext:value-type="float">
            <text:p>97100</text:p>
          </table:table-cell>
          <table:table-cell office:value-type="float" office:value="10729" calcext:value-type="float">
            <text:p>10729</text:p>
          </table:table-cell>
          <table:table-cell/>
          <table:table-cell office:value-type="float" office:value="117559" calcext:value-type="float">
            <text:p>117559</text:p>
          </table:table-cell>
          <table:table-cell office:value-type="float" office:value="94075" calcext:value-type="float">
            <text:p>94075</text:p>
          </table:table-cell>
          <table:table-cell office:value-type="float" office:value="23484" calcext:value-type="float">
            <text:p>23484</text:p>
          </table:table-cell>
          <table:table-cell/>
          <table:table-cell office:value-type="float" office:value="286820" calcext:value-type="float">
            <text:p>286820</text:p>
          </table:table-cell>
          <table:table-cell office:value-type="float" office:value="172859" calcext:value-type="float">
            <text:p>172859</text:p>
          </table:table-cell>
          <table:table-cell office:value-type="float" office:value="113961" calcext:value-type="float">
            <text:p>113961</text:p>
          </table:table-cell>
          <table:table-cell/>
          <table:table-cell table:formula="of:=[.M33]/([.E33]+[.I33]+[.M33])" office:value-type="percentage" office:value="0.76910254160649" calcext:value-type="percentage">
            <text:p>76.91%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formula="of:=SUM([.O2:.O33])/32" office:value-type="percentage" office:value="0.722195780662499" calcext:value-type="percentage">
            <text:p>72.22%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4:12:45.022944853</dc:date>
    <meta:editing-duration>PT1M33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